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5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6" form:id="control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7" form:id="control3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2">do text</text:span></text:p><text:p text:style-name="P9"><text:span text:style-name="T12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7">5000 Namur </text:p><text:p text:style-name="P6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8"><text:span text:style-name="T15">do text</text:span></text:p><text:p text:style-name="P8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6">d</text:span><text:span text:style-name="T13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7">RAPPORT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6">d</text:span><text:span text:style-name="T13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7">DÉCISION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3">do row for category in self.listVocabularyForTemplate('folderCategory')</text:span></text:p></office:annotation><office:annotation><dc:creator>sde </dc:creator><dc:date>2011-08-04T10:39:07</dc:date><text:p text:style-name="P8"><text:span text:style-name="T13">do text if cmp(category.id, self.getFolderCategory())==0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3">do text if cmp(category.id, self.getFolderCategory())!=0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5.A1" office:value-type="string">
                  <text:p text:style-name="P2"><text:text-input text:description="Bien-Parcelles">category.Title()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2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8"><text:span text:style-name="T12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3">do text if self.getIsInPCA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0:30:03</dc:date><text:p text:style-name="P8"><text:span text:style-name="T13">do text if not self.getIsInPCA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3">do text if self.getIsInSubdivision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0:30:03</dc:date><text:p text:style-name="P8"><text:span text:style-name="T13">do text if not self.getIsInSubdivision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8"><text:span text:style-name="T13">do text if self.getIsInSubdivision()</text:span></text:p><text:p text:style-name="P8"><text:span text:style-name="T13">f</text:span><text:span text:style-name="T15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2">do row if </text:span><text:span text:style-name="T13">self.getLastInquiry() is None or len(self.getLastInquiry(). getLinkedInquiry().getDerogation()) == 0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5" draw:style-name="gr1" draw:text-style-name="P10" svg:width="0.447cm" svg:height="0.399cm" draw:control="control34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2">do table if </text:span><text:span text:style-name="T13">self.getLastInquiry() is not None</text:span></text:p></office:annotation><office:annotation><dc:creator>sde </dc:creator><dc:date>2011-08-04T13:57:24</dc:date><text:p text:style-name="P8"><text:span text:style-name="T13">do row for derogation in self.getLastInquiry(). getLinkedInquiry().listVocabularyForTemplate('derogation')</text:span></text:p></office:annotation><office:annotation><dc:creator>sde </dc:creator><dc:date>2011-08-04T11:46:30</dc:date><text:p text:style-name="P8"><text:span text:style-name="T12">do text if derogation.id in </text:span><text:span text:style-name="T13">self.getLastInquiry(). getLinkedInquiry().getDerogation()</text:span></text:p></office:annotation><draw:control text:anchor-type="as-char" draw:z-index="36" draw:style-name="gr1" draw:text-style-name="P10" svg:width="0.447cm" svg:height="0.399cm" draw:control="control35"/></text:p>
                  <text:p text:style-name="P2"><office:annotation><dc:creator>sde </dc:creator><dc:date>2011-08-04T11:59:21</dc:date><text:p text:style-name="P8"><text:span text:style-name="T13">do text if derogation.id not in self.getLastInquiry(). getLinkedInquiry().getDerogation()</text:span></text:p></office:annotation><draw:control text:anchor-type="as-char" draw:z-index="37" draw:style-name="gr1" draw:text-style-name="P10" svg:width="0.447cm" svg:height="0.399cm" draw:control="control36"/></text:p>
                </table:table-cell>
                <table:table-cell table:style-name="Tableau15.A1" office:value-type="string">
                  <text:p text:style-name="P2"><text:text-input text:description="Objet des travaux">derogation.Title(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t None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4T11:59:21</dc:date><text:p text:style-name="P8"><text:span text:style-name="T13">do text if self.getLastInquiry() is None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ne</text:span></text:p></office:annotation><draw:control text:anchor-type="as-char" draw:z-index="33" draw:style-name="gr1" draw:text-style-name="P10" svg:width="0.447cm" svg:height="0.399cm" draw:control="control32"/></text:p>
                  <text:p text:style-name="P2"><office:annotation><dc:creator>sde </dc:creator><dc:date>2011-08-04T11:59:21</dc:date><text:p text:style-name="P8"><text:span text:style-name="T13">do text if self.getLastInquiry() is not None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3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4">do text</text:span></text:p><text:p text:style-name="P8"><text:span text:style-name="T14">from xhtml(self.portal_urban.decorateHTML('UrbanBody',self.</text:span><text:span text:style-name="T15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2">do text if hasattr(self, 'getRoadAdaptation') and self.getRoadAdaptation() != 'no'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2">do text if not hasattr(self, 'getRoadAdaptation') or self.getRoadAdaptation() == 'no'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3">do row for road in self.divideList(2,self.listVocabularyForTemplate('roadType'))</text:span></text:p></office:annotation><office:annotation><dc:creator>sde </dc:creator><dc:date>2011-08-04T11:46:30</dc:date><text:p text:style-name="P8"><text:span text:style-name="T12">do text if road[0].id in self.getRoadType()</text:span></text:p></office:annotation><draw:control text:anchor-type="as-char" draw:z-index="38" draw:style-name="gr1" draw:text-style-name="P10" svg:width="0.447cm" svg:height="0.399cm" draw:control="control37"/></text:p>
                  <text:p text:style-name="P2"><office:annotation><dc:creator>sde </dc:creator><dc:date>2011-08-04T11:59:21</dc:date><text:p text:style-name="P8"><text:span text:style-name="T13">do text if road[0].id not in self.getRoadType()</text:span></text:p></office:annotation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4.B2" office:value-type="string">
                  <text:p text:style-name="P2"><text:text-input text:description="Bien-Parcelles">road[0].Title()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3">do text if len(road) &gt; 1 and road[1].id in self.getRoadType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8:11</dc:date><text:p text:style-name="P8"><text:span text:style-name="T13">do text if len(road) &gt; 1 and road[1].id not in self.getRoadType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2">do text if len(road) &gt; 1</text:span></text:p></office:annotation><text:text-input text:description="Bien-Parcelles">road[1].Title(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2">do text if self.getRoadCoating() is not None</text:span></text:p></office:annotation><draw:control text:anchor-type="as-char" draw:z-index="12" draw:style-name="gr1" draw:text-style-name="P10" svg:width="0.447cm" svg:height="0.399cm" draw:control="control11"/></text:p>
                  <text:p text:style-name="P2"><office:annotation><dc:creator>sde </dc:creator><dc:date>2011-08-04T15:29:14</dc:date><text:p text:style-name="P8"><text:span text:style-name="T13">do text if self.getRoadCoating() is None</text:span></text:p></office:annotation><draw:control text:anchor-type="as-char" draw:z-index="13" draw:style-name="gr1" draw:text-style-name="P10" svg:width="0.447cm" svg:height="0.399cm" draw:control="control12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3">do row for road_equip in self.listVocabularyForTemplate('roadCoating')</text:span></text:p></office:annotation><office:annotation><dc:creator>sde </dc:creator><dc:date>2011-08-04T11:46:30</dc:date><text:p text:style-name="P8"><text:span text:style-name="T13">do text if road_equip.id in self.templateRoadEquipments(self.getRoadEquipments())</text:span></text:p></office:annotation><draw:control text:anchor-type="as-char" draw:z-index="11" draw:style-name="gr1" draw:text-style-name="P10" svg:width="0.447cm" svg:height="0.399cm" draw:control="control10"/></text:p>
                  <text:p text:style-name="P2"><office:annotation><dc:creator>sde </dc:creator><dc:date>2011-08-04T11:59:21</dc:date><text:p text:style-name="P8"><text:span text:style-name="T13">do text if road_equip.id not in self.templateRoadEquipments(self.getRoadEquipments())</text:span></text:p></office:annotation><draw:control text:anchor-type="as-char" draw:z-index="10" draw:style-name="gr1" draw:text-style-name="P10" svg:width="0.447cm" svg:height="0.399cm" draw:control="control9"/></text:p>
                </table:table-cell>
                <table:table-cell table:style-name="Tableau6.A1" office:value-type="string">
                  <text:p text:style-name="P2"><text:text-input text:description="Bien-Parcelles">road_equip.Title()</text:text-input></text:p>
                  <text:p text:style-name="P2"><office:annotation><dc:creator>sde </dc:creator><dc:date>2011-08-04T22:20:52</dc:date><text:p text:style-name="P8"><text:span text:style-name="T12">do text if road_equip.id</text:span><text:span text:style-name="T13"> in self.templateRoadEquipments(self.getRoadEquipments()) and self.templateRoadEquipmentDetail(self.getRoadEquipments())[road_equip.id]!=''</text:span></text:p></office:annotation>Détail :<text:text-input text:description="Bien-Parcelles">self.templateRoadEquipmentDetail(self.getRoadEquipments())[road_equip.id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3">do row for opinion in self.getValuesForTemplate('solicitOpinionsTo'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3">do row for folderZoneValue in self.getValuesForTemplate('folderZone')</text:span></text:p></office:annotation><draw:control text:anchor-type="as-char" draw:z-index="29" draw:style-name="gr1" draw:text-style-name="P10" svg:width="0.447cm" svg:height="0.399cm" draw:control="control28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3">do row for protected in self.divideList(2,self.listVocabularyForTemplate('protectedBuilding'))</text:span></text:p></office:annotation><office:annotation><dc:creator>sde </dc:creator><dc:date>2011-08-04T11:46:30</dc:date><text:p text:style-name="P8"><text:span text:style-name="T12">do text if protected[0].id in self.getProtectedBuilding()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1:59:21</dc:date><text:p text:style-name="P8"><text:span text:style-name="T13">do text if protected[0].id not in self.getProtectedBuilding()</text:span></text:p></office:annotation><draw:control text:anchor-type="as-char" draw:z-index="15" draw:style-name="gr1" draw:text-style-name="P10" svg:width="0.447cm" svg:height="0.399cm" draw:control="control14"/></text:p>
                </table:table-cell>
                <table:table-cell table:style-name="Tableau8.A1" office:value-type="string">
                  <text:p text:style-name="P2"><text:text-input text:description="Bien-Parcelles">protected[0].Title()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3">do text if len(protected) &gt; 1 and protected[1].id in self.getProtectedBuilding()</text:span></text:p></office:annotation><draw:control text:anchor-type="as-char" draw:z-index="18" draw:style-name="gr1" draw:text-style-name="P10" svg:width="0.447cm" svg:height="0.399cm" draw:control="control17"/></text:p>
                  <text:p text:style-name="P2"><office:annotation><dc:creator>sde </dc:creator><dc:date>2011-08-04T11:58:11</dc:date><text:p text:style-name="P8"><text:span text:style-name="T13">do text if len(protected) &gt; 1 and protected[1].id not in self.getProtectedBuilding()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2">do text if len(protected) &gt; 1</text:span></text:p></office:annotation><text:text-input text:description="Bien-Parcelles">protected[1].Title(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5" draw:style-name="gr1" draw:text-style-name="P10" svg:width="0.447cm" svg:height="0.399cm" draw:control="control24"/></text:p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6" draw:style-name="gr1" draw:text-style-name="P10" svg:width="0.447cm" svg:height="0.399cm" draw:control="control25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7" draw:style-name="gr1" draw:text-style-name="P10" svg:width="0.447cm" svg:height="0.399cm" draw:control="control26"/></text:p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8" draw:style-name="gr1" draw:text-style-name="P10" svg:width="0.447cm" svg:height="0.399cm" draw:control="control27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1">do text</text:span></text:p><text:p text:style-name="P8"><text:span text:style-name="T11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5-03-13T11:56:39</dc:date>
    <dc:creator>Simon Delcourt</dc:creator>
    <meta:editing-duration>P2DT2H35M15S</meta:editing-duration>
    <meta:editing-cycles>449</meta:editing-cycles>
    <meta:generator>LibreOffice/3.5$Linux_x86 LibreOffice_project/350m1$Build-2</meta:generator>
    <meta:document-statistic meta:table-count="14" meta:image-count="0" meta:object-count="0" meta:page-count="2" meta:paragraph-count="108" meta:word-count="300" meta:character-count="2075" meta:non-whitespace-character-count="1850"/>
  </office:meta>
</office:document-meta>
</file>